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de" fo:country="DE"/>
    </style:style>
    <style:style style:name="Heading" style:family="paragraph" style:parent-style-name="Standard" style:next-style-name="Textkörper_20_-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körper_20_-" style:display-name="Textkörper -" style:family="paragraph" style:parent-style-name="Standard" style:class="text">
      <style:paragraph-properties fo:margin-top="0.152cm" fo:margin-bottom="0.152cm"/>
    </style:style>
    <style:style style:name="List" style:family="paragraph" style:parent-style-name="Textkörper_20_-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körper_20_-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körper_20_-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körper_20_-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körper_20_-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körper_20_-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körper_20_-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körper_20_-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körper_20_-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körper_20_-" style:class="html">
      <style:paragraph-properties fo:margin-top="0cm" fo:margin-bottom="0.499cm" style:border-line-width-bottom="0.002cm 0cm 0cm" fo:padding="0cm" fo:border-left="none" fo:border-right="none" fo:border-top="none" fo:border-bottom="none" text:number-lines="false" text:line-number="0" style:join-border="false"/>
      <style:text-properties fo:font-size="6pt" style:font-size-asian="6pt" style:font-size-complex="6pt"/>
    </style:style>
    <style:style style:name="Textkörper_20_1._20_Absatz" style:display-name="Textkörper 1. Absatz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0%"/>
    </style:style>
    <style:style style:name="Subscript" style:family="text">
      <style:text-properties style:text-position="sub 0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0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_20__20__20_1" style:display-name="Numbering   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_20__20__20_2" style:display-name="Numbering   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_20__20__20_3" style:display-name="Numbering   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_20__20__20_4" style:display-name="Numbering   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_20__20__20_5" style:display-name="Numbering   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_20__20__20_1" style:display-name="List   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_20__20__20_2" style:display-name="List   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_20__20__20_3" style:display-name="List   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_20__20__20_4" style:display-name="List   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_20__20__20_5" style:display-name="List   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title/>
    <dc:subject/>
    <meta:creation-date/>
    <dc:date>2011-07-18T18:15:58</dc:date>
    <meta:editing-cycles>2</meta:editing-cycles>
    <meta:editing-duration>PT00H03M00S</meta:editing-duration>
    <meta:document-statistic meta:table-count="0" meta:image-count="0" meta:object-count="0" meta:page-count="1" meta:paragraph-count="1" meta:word-count="1" meta:character-count="2"/>
    <meta:user-defined meta:name="Info 1"/>
    <meta:user-defined meta:name="Info 2"/>
    <meta:user-defined meta:name="Info 3"/>
    <meta:user-defined meta:name="Info 4"/>
  </office:meta>
</office:document-meta>
</file>